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office:value-type="float" office:value="690" table:style-name="ce1">
            <text:p>69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171" table:style-name="ce1">
            <text:p>171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36" table:style-name="ce1">
            <text:p>136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office:value-type="float" office:value="169" table:style-name="ce1">
            <text:p>169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76" table:style-name="ce1">
            <text:p>76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114" table:style-name="ce1">
            <text:p>114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94" table:style-name="ce1">
            <text:p>94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88" table:style-name="ce1">
            <text:p>88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Saiz García, Miguel</dc:creator>
    <dc:date>2024-02-24T12:49:24Z</dc:date>
    <meta:editing-duration>PT0S</meta:editing-duration>
  </office:meta>
</office:document-meta>
</file>